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style:text-position="super 58%"/>
    </style:style>
    <style:style style:name="T2" style:family="text">
      <style:text-properties style:font-name="Standard Symbols L"/>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span text:style-name="T2">d</text:span>: Special Relativity</text:p>
      <text:p text:style-name="P1"/>
      <text:list xml:id="list1866475151" text:style-name="L1">
        <text:list-item>
          <text:p text:style-name="P3">An asteroid with a proper length of 1 meter is traveling at 75% the speed of light relative to an external observer. <text:s/>What is the length of the asteroid according to the observer?</text:p>
        </text:list-item>
      </text:list>
      <text:p text:style-name="P2"/>
      <text:p text:style-name="P2"/>
      <text:p text:style-name="P2"/>
      <text:p text:style-name="P2"/>
      <text:list xml:id="list1382224909" text:continue-numbering="true" text:style-name="L1">
        <text:list-item>
          <text:p text:style-name="P3">Flor is flying her spaceship across the solar system while Michael watches her ship from earth. </text:p>
          <text:list>
            <text:list-item>
              <text:p text:style-name="P3"><text:s/>How fast would she have to go for her clock on board the ship to run at a rate half of Michael's clock?</text:p>
            </text:list-item>
          </text:list>
        </text:list-item>
      </text:list>
      <text:p text:style-name="P2"/>
      <text:p text:style-name="P2"/>
      <text:p text:style-name="P2"/>
      <text:p text:style-name="P2"/>
      <text:list xml:id="list767870312" text:continue-numbering="true" text:style-name="L1">
        <text:list-item>
          <text:list>
            <text:list-item>
              <text:p text:style-name="P3">Flor determines that her mass is 50 kg. <text:s/>What does Michael observer her mass to be?</text:p>
            </text:list-item>
          </text:list>
        </text:list-item>
      </text:list>
      <text:p text:style-name="P2"/>
      <text:p text:style-name="P2"/>
      <text:p text:style-name="P2"/>
      <text:p text:style-name="P2"/>
      <text:list xml:id="list1162770607" text:continue-numbering="true" text:style-name="L1">
        <text:list-item>
          <text:p text:style-name="P3">Domonique is tired of Flor flying around the solar system, and decides to do something about it. She gets in her spaceship, and travels at 90% the speed of light (according to Michael). <text:s/>Flor flees from Domonique at 91% <text:s/>the speed of light (again, according to Michael). <text:s/>From Domonique's point of view, how fast is Flor running from her?</text:p>
        </text:list-item>
      </text:list>
      <text:p text:style-name="P2"/>
      <text:p text:style-name="P2"/>
      <text:p text:style-name="P2"/>
      <text:p text:style-name="P2"/>
      <text:p text:style-name="P2"/>
      <text:p text:style-name="P2"/>
      <text:p text:style-name="P2"/>
      <text:p text:style-name="P2"/>
      <text:p text:style-name="P2"/>
      <text:list xml:id="list460692226" text:continue-numbering="true" text:style-name="L1">
        <text:list-item>
          <text:p text:style-name="P3">Electrons sometimes hit the upper atmosphere with the same energy as a 60 m/s baseball (m=0.25 kg). <text:s/>What velocity does the electron strike the upper atmosphere with?</text:p>
        </text:list-item>
      </text:list>
      <text:p text:style-name="P2"/>
      <text:p text:style-name="P2"/>
      <text:p text:style-name="P2"/>
      <text:p text:style-name="P2"/>
      <text:p text:style-name="P2"/>
      <text:p text:style-name="P2"/>
      <text:p text:style-name="P2"/>
      <text:p text:style-name="P2"/>
      <text:p text:style-name="P2"/>
      <text:list xml:id="list170547197" text:continue-numbering="true" text:style-name="L1">
        <text:list-item>
          <text:p text:style-name="P3"><text:soft-page-break/>Victor is convinced that Aliens live on a planet orbiting the bright star Vega (40 light-years away). So he prepares his ship, and travels for 45 years (as observed from earth) before reaching the planet (where he finds that intense radiation from the bright blue star never allowed life to form.).</text:p>
          <text:list>
            <text:list-item>
              <text:p text:style-name="P3">How much older is Victor when he arrives?</text:p>
            </text:list-item>
          </text:list>
        </text:list-item>
      </text:list>
      <text:p text:style-name="P2"/>
      <text:p text:style-name="P2"/>
      <text:p text:style-name="P2"/>
      <text:p text:style-name="P2"/>
      <text:list xml:id="list143761205" text:continue-numbering="true" text:style-name="L1">
        <text:list-item>
          <text:list>
            <text:list-item>
              <text:p text:style-name="P3">Victor turns around and heads back to earth. <text:s/>How fast should he travel in order for the trip to take him a total of 3 years (in Victor's reference frame).</text:p>
            </text:list-item>
          </text:list>
        </text:list-item>
      </text:list>
      <text:p text:style-name="P2"/>
      <text:p text:style-name="P2"/>
      <text:p text:style-name="P2"/>
      <text:p text:style-name="P2"/>
      <text:list xml:id="list1030338228" text:continue-numbering="true" text:style-name="L1">
        <text:list-item>
          <text:list>
            <text:list-item>
              <text:p text:style-name="P3">If victor has a rest-mass of 65 kg, how much heavier is Victor during the return trip than when he initially left?</text:p>
            </text:list-item>
          </text:list>
        </text:list-item>
      </text:list>
      <text:p text:style-name="P2"/>
      <text:p text:style-name="P2"/>
      <text:p text:style-name="P2"/>
      <text:p text:style-name="P2"/>
      <text:list xml:id="list281180306" text:continue-numbering="true" text:style-name="L1">
        <text:list-item>
          <text:p text:style-name="P3">Isaac is a track star. <text:s/>He runs the 100 meter dash in 9.5 seconds. <text:s/></text:p>
          <text:list>
            <text:list-item>
              <text:p text:style-name="P3">What is Isaac's velocity? <text:s/></text:p>
            </text:list-item>
          </text:list>
        </text:list-item>
      </text:list>
      <text:p text:style-name="P2"/>
      <text:p text:style-name="P2"/>
      <text:p text:style-name="P2"/>
      <text:p text:style-name="P2"/>
      <text:list xml:id="list2124639820" text:continue-numbering="true" text:style-name="L1">
        <text:list-item>
          <text:list>
            <text:list-item>
              <text:p text:style-name="P3">If Isaac has a rest-mass of 50 kg, what is the change in mass that he experiences as he runs. <text:s/></text:p>
            </text:list-item>
          </text:list>
        </text:list-item>
      </text:list>
      <text:p text:style-name="P2"/>
      <text:p text:style-name="P2"/>
      <text:p text:style-name="P2"/>
      <text:p text:style-name="P2"/>
      <text:list xml:id="list1280618910" text:continue-numbering="true" text:style-name="L1">
        <text:list-item>
          <text:list>
            <text:list-item>
              <text:p text:style-name="P3">Isaac measures 15 cm from front to back. <text:s/>If he were to run at 98 % the speed of light, how much shorter would he be? <text:s/></text:p>
            </text:list-item>
          </text:list>
        </text:list-item>
      </text:list>
      <text:p text:style-name="P2"/>
      <text:p text:style-name="P2"/>
      <text:p text:style-name="P2"/>
      <text:p text:style-name="P2"/>
      <text:list xml:id="list1860204848" text:continue-numbering="true" text:style-name="L1">
        <text:list-item>
          <text:list>
            <text:list-item>
              <text:p text:style-name="P3">Could Isaac use a smaller shirt size if he were to run this fast? <text:s/>Why or why not?</text:p>
            </text:list-item>
          </text:list>
        </text:list-item>
      </text:list>
      <text:p text:style-name="P2"/>
      <text:p text:style-name="P2"/>
      <text:list xml:id="list1535565180" text:continue-numbering="true" text:style-name="L1">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text-properties style:font-name="Standard Symbols L"/>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0-05-14T07:01:09" text:fixed="true">05/14/10</text:date></text:p>
      </style:header>
      <style:footer>
        <text:p text:style-name="Footer">4<text:span text:style-name="MT1">th</text:span> 9 weeks<text:tab/><text:page-number text:select-page="current">1</text:page-number>/<text:page-count>2</text:page-count><text:tab/>Assignment <text:span text:style-name="MT2">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4T07:01:09</meta:creation-date>
    <meta:editing-duration>PT00H28M15S</meta:editing-duration>
    <meta:editing-cycles>4</meta:editing-cycles>
    <meta:generator>OpenOffice.org/3.1$Unix OpenOffice.org_project/310m19$Build-9420</meta:generator>
    <meta:initial-creator>Jonas Williamson</meta:initial-creator>
    <dc:date>2010-05-14T07:46:39</dc:date>
    <dc:creator>Jonas Williamson</dc:creator>
    <meta:document-statistic meta:table-count="0" meta:image-count="1" meta:object-count="0" meta:page-count="2" meta:paragraph-count="18" meta:word-count="394" meta:character-count="2084"/>
    <meta:user-defined meta:name="Info 1"/>
    <meta:user-defined meta:name="Info 2"/>
    <meta:user-defined meta:name="Info 3"/>
    <meta:user-defined meta:name="Info 4"/>
  </office:meta>
</office:document-meta>
</file>